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ED00000184950885D6E5FD1A62.png" manifest:media-type="image/png"/>
  <manifest:file-entry manifest:full-path="Pictures/10000001000005EE00000182C90EC28D55457152.png" manifest:media-type="image/png"/>
  <manifest:file-entry manifest:full-path="Pictures/1000000100000469000001D96093D9DB405D65C7.png" manifest:media-type="image/png"/>
  <manifest:file-entry manifest:full-path="Pictures/10000001000005E70000034C9DA41C6BF90A869E.png" manifest:media-type="image/png"/>
  <manifest:file-entry manifest:full-path="Pictures/10000001000005EE0000019643823DCB7F32C363.png" manifest:media-type="image/png"/>
  <manifest:file-entry manifest:full-path="Pictures/10000001000005E400000231DE00B953293494BD.png" manifest:media-type="image/png"/>
  <manifest:file-entry manifest:full-path="Pictures/10000001000005EF00000180E84D4CE8BC831907.png" manifest:media-type="image/png"/>
  <manifest:file-entry manifest:full-path="Pictures/10000001000005EE00000186D07692A7374D992A.png" manifest:media-type="image/png"/>
  <manifest:file-entry manifest:full-path="Pictures/10000001000005EF000001A5963E9E17C3227C9B.png" manifest:media-type="image/png"/>
  <manifest:file-entry manifest:full-path="Pictures/10000001000005E4000003532C53DF7DA2032CAE.png" manifest:media-type="image/png"/>
  <manifest:file-entry manifest:full-path="Pictures/10000001000005EB0000017BB8678F496A0C164C.png" manifest:media-type="image/png"/>
  <manifest:file-entry manifest:full-path="Pictures/10000001000005E20000034A8DA896411B99815C.png" manifest:media-type="image/png"/>
  <manifest:file-entry manifest:full-path="Pictures/10000001000007410000039481FE4B3551535EE6.png" manifest:media-type="image/png"/>
  <manifest:file-entry manifest:full-path="Pictures/1000000100000744000003959C5B0708293B7B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1f8"/>
    </style:style>
    <style:style style:name="P2" style:family="paragraph" style:parent-style-name="Standard">
      <style:text-properties officeooo:rsid="000521f8" officeooo:paragraph-rsid="000521f8"/>
    </style:style>
    <style:style style:name="P3" style:family="paragraph" style:parent-style-name="Standard">
      <style:text-properties officeooo:rsid="000521f8" officeooo:paragraph-rsid="000521f8"/>
    </style:style>
    <style:style style:name="P4" style:family="paragraph" style:parent-style-name="Standard">
      <style:paragraph-properties fo:break-before="page"/>
      <style:text-properties officeooo:rsid="000521f8" officeooo:paragraph-rsid="000521f8"/>
    </style:style>
    <style:style style:name="P5" style:family="paragraph" style:parent-style-name="Standard">
      <style:text-properties officeooo:paragraph-rsid="00068a8c"/>
    </style:style>
    <style:style style:name="P6" style:family="paragraph" style:parent-style-name="Standard">
      <style:text-properties officeooo:rsid="00068a8c" officeooo:paragraph-rsid="00068a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>PETICION DE 1008 POR MINUTO</text:p>
      <text:p text:style-name="Standard"><draw:frame draw:style-name="fr2" draw:name="Imagen1" text:anchor-type="char" svg:x="0cm" svg:y="0.437cm" svg:width="17cm" svg:height="4.322cm" draw:z-index="0"><draw:image xlink:href="Pictures/10000001000005EE00000182C90EC28D55457152.png" xlink:type="simple" xlink:show="embed" xlink:actuate="onLoad" draw:mime-type="image/png"/></draw:frame></text:p>
      <text:p text:style-name="Standard"><draw:frame draw:style-name="fr2" draw:name="Imagen2" text:anchor-type="char" svg:x="-0.106cm" svg:y="0.254cm" svg:width="17cm" svg:height="4.348cm" draw:z-index="1"><draw:image xlink:href="Pictures/10000001000005ED00000184950885D6E5FD1A62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width="17cm" svg:height="7.121cm" draw:z-index="2"><draw:image xlink:href="Pictures/1000000100000469000001D96093D9DB405D65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char" svg:x="0.141cm" svg:y="-0.289cm" svg:width="17cm" svg:height="7.121cm" draw:z-index="3"><draw:image xlink:href="Pictures/1000000100000469000001D96093D9DB405D65C7.png" xlink:type="simple" xlink:show="embed" xlink:actuate="onLoad" draw:mime-type="image/png"/></draw:frame><text:soft-page-break/></text:p>
      <text:p text:style-name="P1"><draw:frame draw:style-name="fr2" draw:name="Imagen5" text:anchor-type="char" svg:x="0.247cm" svg:y="0.388cm" svg:width="17cm" svg:height="9.495cm" draw:z-index="4"><draw:image xlink:href="Pictures/10000001000005E70000034C9DA41C6BF90A869E.png" xlink:type="simple" xlink:show="embed" xlink:actuate="onLoad" draw:mime-type="image/png"/></draw:frame></text:p>
      <text:p text:style-name="P1"/>
      <text:p text:style-name="P2">PETICIONES DE 1500</text:p>
      <text:p text:style-name="P1"/>
      <text:p text:style-name="P1"><draw:frame draw:style-name="fr2" draw:name="Imagen6" text:anchor-type="char" svg:x="0cm" svg:y="0.48cm" svg:width="17cm" svg:height="4.297cm" draw:z-index="5"><draw:image xlink:href="Pictures/10000001000005EF00000180E84D4CE8BC831907.png" xlink:type="simple" xlink:show="embed" xlink:actuate="onLoad" draw:mime-type="image/png"/></draw:frame></text:p>
      <text:p text:style-name="P1"/>
      <text:p text:style-name="P1"/>
      <text:p text:style-name="P1"><draw:frame draw:style-name="fr2" draw:name="Imagen7" text:anchor-type="char" svg:x="0cm" svg:y="0.367cm" svg:width="17cm" svg:height="4.711cm" draw:z-index="6"><draw:image xlink:href="Pictures/10000001000005EF000001A5963E9E17C3227C9B.png" xlink:type="simple" xlink:show="embed" xlink:actuate="onLoad" draw:mime-type="image/png"/></draw:frame><text:soft-page-break/></text:p>
      <text:p text:style-name="P1"><draw:frame draw:style-name="fr2" draw:name="Imagen8" text:anchor-type="char" svg:x="0cm" svg:y="0.233cm" svg:width="17cm" svg:height="4.546cm" draw:z-index="7"><draw:image xlink:href="Pictures/10000001000005EE0000019643823DCB7F32C363.png" xlink:type="simple" xlink:show="embed" xlink:actuate="onLoad" draw:mime-type="image/png"/></draw:frame></text:p>
      <text:p text:style-name="P1"><draw:frame draw:style-name="fr2" draw:name="Imagen9" text:anchor-type="char" svg:x="0cm" svg:y="0.162cm" svg:width="17cm" svg:height="9.594cm" draw:z-index="8"><draw:image xlink:href="Pictures/10000001000005E4000003532C53DF7DA2032C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2" draw:name="Imagen10" text:anchor-type="char" svg:x="-0.035cm" svg:y="0.609cm" svg:width="17cm" svg:height="4.367cm" draw:z-index="9"><draw:image xlink:href="Pictures/10000001000005EE00000186D07692A7374D992A.png" xlink:type="simple" xlink:show="embed" xlink:actuate="onLoad" draw:mime-type="image/png"/></draw:frame><draw:frame draw:style-name="fr2" draw:name="Imagen11" text:anchor-type="char" svg:x="-0.035cm" svg:y="5.168cm" svg:width="17cm" svg:height="4.253cm" draw:z-index="10"><draw:image xlink:href="Pictures/10000001000005EB0000017BB8678F496A0C164C.png" xlink:type="simple" xlink:show="embed" xlink:actuate="onLoad" draw:mime-type="image/png"/></draw:frame><draw:frame draw:style-name="fr2" draw:name="Imagen12" text:anchor-type="char" svg:x="-0.106cm" svg:y="9.701cm" svg:width="17cm" svg:height="9.504cm" draw:z-index="11"><draw:image xlink:href="Pictures/10000001000005E20000034A8DA896411B99815C.png" xlink:type="simple" xlink:show="embed" xlink:actuate="onLoad" draw:mime-type="image/png"/></draw:frame>PETICION DE 2492</text:p>
      <text:p text:style-name="P4"><draw:frame draw:style-name="fr2" draw:name="Imagen13" text:anchor-type="char" svg:x="0.035cm" svg:y="-0.191cm" svg:width="17cm" svg:height="6.324cm" draw:z-index="12"><draw:image xlink:href="Pictures/10000001000005E400000231DE00B953293494BD.png" xlink:type="simple" xlink:show="embed" xlink:actuate="onLoad" draw:mime-type="image/png"/></draw:frame></text:p>
      <text:p text:style-name="P2"/>
      <text:p text:style-name="P6">MONITOREO</text:p>
      <text:p text:style-name="P6"/>
      <text:p text:style-name="P6"><draw:frame draw:style-name="fr1" draw:name="Imagen14" text:anchor-type="char" svg:width="17cm" svg:height="8.386cm" draw:z-index="13"><draw:image xlink:href="Pictures/10000001000007410000039481FE4B3551535EE6.png" xlink:type="simple" xlink:show="embed" xlink:actuate="onLoad" draw:mime-type="image/png"/></draw:frame></text:p>
      <text:p text:style-name="P2"/>
      <text:p text:style-name="P2"/>
      <text:p text:style-name="P2"><draw:frame draw:style-name="fr1" draw:name="Imagen15" text:anchor-type="char" svg:width="17cm" svg:height="8.38cm" draw:z-index="14"><draw:image xlink:href="Pictures/1000000100000744000003959C5B0708293B7B2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2T11:22:41.436000000</meta:creation-date>
    <dc:date>2025-09-12T17:06:38.308000000</dc:date>
    <meta:editing-duration>PT3H7M1S</meta:editing-duration>
    <meta:editing-cycles>3</meta:editing-cycles>
    <meta:generator>LibreOffice/7.5.2.2$Windows_X86_64 LibreOffice_project/53bb9681a964705cf672590721dbc85eb4d0c3a2</meta:generator>
    <meta:document-statistic meta:table-count="0" meta:image-count="15" meta:object-count="0" meta:page-count="6" meta:paragraph-count="4" meta:word-count="12" meta:character-count="70" meta:non-whitespace-character-count="62"/>
  </office:meta>
</office:document-meta>
</file>